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017a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017a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017a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017a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017a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017a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017a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017a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017a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017a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017a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017a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017a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017a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017a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017a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017a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Leonardo José Lozano Palacio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4/8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238087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Naudy Antonio Lozano Gueva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91961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31.00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75" meta:non-whitespace-character-count="1007"/>
    <meta:template xlink:type="simple" xlink:actuate="onRequest" xlink:title="Normal" xlink:href=""/>
  </office:meta>
</office:document-meta>
</file>